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93ba" officeooo:paragraph-rsid="000593ba"/>
    </style:style>
    <style:style style:name="P2" style:family="paragraph" style:parent-style-name="Standard">
      <style:text-properties officeooo:rsid="000593ba" officeooo:paragraph-rsid="000593ba"/>
    </style:style>
    <style:style style:name="P3" style:family="paragraph" style:parent-style-name="Standard">
      <style:paragraph-properties fo:text-align="center" style:justify-single-word="false"/>
      <style:text-properties fo:font-size="20pt" officeooo:rsid="000593ba" style:font-size-asian="20pt" style:font-size-complex="20pt"/>
    </style:style>
    <style:style style:name="P4" style:family="paragraph" style:parent-style-name="Standard">
      <style:text-properties officeooo:paragraph-rsid="000593ba"/>
    </style:style>
    <style:style style:name="P5" style:family="paragraph" style:parent-style-name="Standard">
      <style:text-properties style:font-name="Liberation Serif" officeooo:rsid="000593ba" officeooo:paragraph-rsid="000593ba"/>
    </style:style>
    <style:style style:name="P6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paragraph-rsid="000593ba" style:text-blinking="false" fo:background-color="#fffff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0751f3" officeooo:paragraph-rsid="000751f3" style:text-blinking="false" fo:background-color="#fffff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115a" officeooo:paragraph-rsid="0013115a" style:text-blinking="false" fo:background-color="#fffff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officeooo:paragraph-rsid="000593ba"/>
    </style:style>
    <style:style style:name="T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loext:opacity="0%" style:font-name="Liberation Serif" fo:font-style="normal" fo:font-weight="normal" officeooo:rsid="000593ba" style:font-style-asian="normal" style:font-weight-asian="normal" style:font-style-complex="normal" style:font-weight-complex="normal"/>
    </style:style>
    <style:style style:name="T5" style:family="text">
      <style:text-properties style:use-window-font-color="true" loext:opacity="0%" style:font-name="Liberation Serif" fo:font-style="normal" fo:font-weight="normal" officeooo:rsid="0005fbbf" style:font-style-asian="normal" style:font-weight-asian="normal" style:font-style-complex="normal" style:font-weight-complex="normal"/>
    </style:style>
    <style:style style:name="T6" style:family="text">
      <style:text-properties officeooo:rsid="000a0343"/>
    </style:style>
    <style:style style:name="T7" style:family="text">
      <style:text-properties officeooo:rsid="0013115a"/>
    </style:style>
    <style:style style:name="T8" style:family="text">
      <style:text-properties style:text-underline-style="solid" style:text-underline-type="double" style:text-underline-width="auto" style:text-underline-color="font-color" officeooo:rsid="0013115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3115a"/>
    </style:style>
    <style:style style:name="T11" style:family="text">
      <style:text-properties style:text-underline-style="solid" style:text-underline-width="auto" style:text-underline-color="font-color" officeooo:rsid="000a0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urnal de bord de la SAE 1.01</text:p>
      <text:p text:style-name="Standard"/>
      <text:p text:style-name="Standard"/>
      <text:p text:style-name="Standard"/>
      <text:p text:style-name="P2">Mardi 10 Decembre : </text:p>
      <text:p text:style-name="P2"><text:tab/>- Attente de la consigne de la part de Mr CASALI</text:p>
      <text:p text:style-name="P5"/>
      <text:p text:style-name="P5">Jeudi 12 Decembre : </text:p>
      <text:p text:style-name="P5"><text:tab/>- Brainstorming sur le jeu (concept, lore,…) et répartition des tâches</text:p>
      <text:p text:style-name="P5"><text:tab/><text:span text:style-name="T3">- </text:span><text:span text:style-name="T1">Resolution sur les debordements de tableaux</text:span></text:p>
      <text:p text:style-name="P4"><text:span text:style-name="T4"><text:tab/>- </text:span><text:span text:style-name="T5">Résolution du b</text:span><text:a xlink:type="simple" xlink:href="https://github.com/Theo-radj/SAE1.01/commit/9d9b7545781c01295ef12a7b6d0ad80a92263c5b" text:style-name="Internet_20_link" text:visited-style-name="Visited_20_Internet_20_Link"><text:span text:style-name="T2">ug sur le fait que le joueur peut jouer a la place de l'autre</text:span></text:a></text:p>
      <text:p text:style-name="P4"><text:span text:style-name="T2"/></text:p>
      <text:p text:style-name="P7">Lundi 1<text:span text:style-name="T7">6</text:span> Decembre :</text:p>
      <text:p text:style-name="P7"><text:tab/>- <text:span text:style-name="T7">Dinesh et William ont commencé à générer la </text:span><text:span text:style-name="T6">carte de maniere procédurale</text:span></text:p>
      <text:p text:style-name="P7"/>
      <text:p text:style-name="P8">Mercredi 18 décembre</text:p>
      <text:p text:style-name="P8"><text:tab/>- Dinesh a implémenté la fonction IllegalMove() pour éviter tout débordement de tableau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93ba" officeooo:paragraph-rsid="000593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MP1">QUILLIEC Matisse</text:p>
        <text:p text:style-name="MP1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07:32.481837107</meta:creation-date>
    <meta:generator>LibreOffice/7.3.7.2$Linux_X86_64 LibreOffice_project/30$Build-2</meta:generator>
    <dc:date>2024-12-18T11:18:05.034589964</dc:date>
    <meta:editing-duration>PT2H54M10S</meta:editing-duration>
    <meta:editing-cycles>5</meta:editing-cycles>
    <meta:document-statistic meta:table-count="0" meta:image-count="0" meta:object-count="0" meta:page-count="1" meta:paragraph-count="16" meta:word-count="105" meta:character-count="598" meta:non-whitespace-character-count="500"/>
  </office:meta>
</office:document-meta>
</file>